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09BC8486DCA8A6FD.png" manifest:media-type="image/png"/>
  <manifest:file-entry manifest:full-path="Pictures/10000000000001E0000001E0C308ECCD978AFEDF.png" manifest:media-type="image/png"/>
  <manifest:file-entry manifest:full-path="Pictures/10000000000001E0000001E051ED7B78C6CAC0D6.png" manifest:media-type="image/png"/>
  <manifest:file-entry manifest:full-path="Pictures/10000000000001E0000001E09B61983345594F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697cm" svg:height="12.697cm" svg:x="-2cm" svg:y="0.053cm">
          <draw:image xlink:href="Pictures/10000000000001E0000001E09B61983345594F65.png" xlink:type="simple" xlink:show="embed" xlink:actuate="onLoad" draw:mime-type="image/png">
            <text:p/>
          </draw:image>
        </draw:frame>
        <draw:frame draw:style-name="gr1" draw:text-style-name="P1" draw:layer="layout" svg:width="12.697cm" svg:height="12.697cm" svg:x="10.697cm" svg:y="0.053cm">
          <draw:image xlink:href="Pictures/10000000000001E0000001E051ED7B78C6CAC0D6.png" xlink:type="simple" xlink:show="embed" xlink:actuate="onLoad" draw:mime-type="image/png">
            <text:p/>
          </draw:image>
        </draw:frame>
        <draw:frame draw:style-name="gr2" draw:text-style-name="P2" draw:layer="layout" svg:width="12.697cm" svg:height="12.697cm" svg:x="-5cm" svg:y="15cm">
          <draw:image xlink:href="Pictures/10000000000001E0000001E009BC8486DCA8A6FD.png" xlink:type="simple" xlink:show="embed" xlink:actuate="onLoad" draw:mime-type="image/png">
            <text:p/>
          </draw:image>
        </draw:frame>
        <draw:frame draw:style-name="gr2" draw:text-style-name="P2" draw:layer="layout" svg:width="12.697cm" svg:height="12.697cm" svg:x="7.65cm" svg:y="15cm">
          <draw:image xlink:href="Pictures/10000000000001E0000001E0C308ECCD978AFED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7T11:10:09.116738976</meta:creation-date>
    <dc:date>2021-04-27T11:24:18.676917150</dc:date>
    <meta:editing-duration>PT3M59S</meta:editing-duration>
    <meta:editing-cycles>1</meta:editing-cycles>
    <meta:document-statistic meta:object-count="4"/>
    <meta:generator>LibreOffice/7.0.5.2$Linux_X86_64 LibreOffice_project/00$Build-2</meta:generator>
  </office:meta>
</office:document-meta>
</file>